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break-before="page"/>
      <style:text-properties fo:font-style="italic"/>
    </style:style>
    <style:style style:name="P1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top="0in" fo:margin-bottom="0.1201in" style:shadow="none"/>
      <style:text-properties style:font-name="Courier" fo:font-size="10pt" style:font-size-asian="10pt" style:font-size-complex="10pt"/>
    </style:style>
    <style:style style:name="P18" style:family="paragraph" style:parent-style-name="Standard">
      <style:paragraph-properties fo:margin-top="0in" fo:margin-bottom="0.1201in"/>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Heading_20_1" style:master-page-name="First_20_Page">
      <style:paragraph-properties style:page-number="auto"/>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ent-style-name="Contents_20_4">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style:style>
    <style:style style:name="T17" style:family="text">
      <style:text-properties fo:background-color="#ffff66"/>
    </style:style>
    <style:style style:name="T18" style:family="text">
      <style:text-properties fo:background-color="#eb613d"/>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810169488" text:id="ct810169488">
          <text:insertion>
            <office:change-info>
              <dc:creator>Bob Jacobsen</dc:creator>
              <dc:date>2013-02-15T13:04:00</dc:date>
            </office:change-info>
          </text:insertion>
        </text:changed-region>
        <text:changed-region xml:id="ct165318864" text:id="ct165318864">
          <text:insertion>
            <office:change-info>
              <dc:creator>Bob Jacobsen</dc:creator>
              <dc:date>2013-02-15T1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1509657039063900505" text:style-name="L1">
        <text:list-item>
          <text:p text:style-name="P29">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7450845246467618207" text:style-name="L2">
        <text:list-item>
          <text:p text:style-name="P30">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0">CAN does not provide any indicator of which node sent a particular frame. Any node can send any frame, and the receiving nodes have no CAN-provided mechanism for identifying the source.</text:p>
        </text:list-item>
        <text:list-item>
          <text:p text:style-name="P30">It's useful to have a way of addressing a frame to be processed by a specific node, but all CAN nodes receive every frame.</text:p>
        </text:list-item>
        <text:list-item>
          <text:p text:style-name="P30">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0">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8151594290499573970" text:style-name="L3">
        <text:list-item>
          <text:p text:style-name="P31"><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31">Providing a destination address that allows a standard method of addressed communications (item 3). </text:p>
        </text:list-item>
        <text:list-item>
          <text:p text:style-name="P31">Using a distributed algorithm to determine the value for that ID field prevents needing a single “manager” to provide it, thereby handling item 4. </text:p>
        </text:list-item>
        <text:list-item>
          <text:p text:style-name="P31">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span><text:span text:style-name="T5"><text:note text:id="ftn5" text:note-class="footnote"><text:note-citation>5</text:note-citation><text:note-body><text:p text:style-name="Footnote"><text:span text:style-name="T6">See </text:span><text:a xlink:type="simple" xlink:href="http://rs232-rs485.blogspot.com/2009/11/can-bus-message-frames-overload.html"><text:span text:style-name="T19">http://rs232-</text:span></text:a><text:a xlink:type="simple" xlink:href="http://rs232-rs485.blogspot.com/2009/11/can-bus-message-frames-overload.html"><text:span text:style-name="T19">rs485.blogspot.com/2009/11/can-bus-message-frames-overload.html</text:span></text:a></text:p></text:note-body></text:note></text:span><text:span text:style-name="T5">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change-start text:change-id="ct810169488"/></text:p>
      <text:p text:style-name="Standard"><text:soft-page-break/>The coding of <text:span text:style-name="T8">the</text:span> 0x07NN field was selected to allow expansion of control fields in the 0x070N range, and expansion of error indications in the 0x071N range.<text:change-end text:change-id="ct810169488"/></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text:soft-page-break/>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9">For example, a minimal sequence is four CID frames and a RID:</text:p>
      <text:p text:style-name="P20">0x1<text:span text:style-name="T18">7</text:span><text:span text:style-name="T17">123</text:span><text:span text:style-name="T16">FED</text:span></text:p>
      <text:p text:style-name="P20">0x1<text:span text:style-name="T18">6</text:span><text:span text:style-name="T17">456</text:span><text:span text:style-name="T16">FED</text:span></text:p>
      <text:p text:style-name="P20">0x1<text:span text:style-name="T18">5</text:span><text:span text:style-name="T17">789</text:span><text:span text:style-name="T16">FED</text:span></text:p>
      <text:p text:style-name="P20">0x1<text:span text:style-name="T18">4</text:span><text:span text:style-name="T17">ABC</text:span><text:span text:style-name="T16">FED</text:span></text:p>
      <text:p text:style-name="P20">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text:soft-page-break/>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text:soft-page-break/>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text:tab/>(AMR frame)</text:p>
      <text:p text:style-name="Standard">B then goes back into operation by reserving a new alias value and transitioning to Permitted state:</text:p>
      <text:p text:style-name="Standard">B: 0x17iiimmm<text:tab/>(1<text:span text:style-name="T11">st</text:span> CID)</text:p>
      <text:p text:style-name="Standard">B: 0x16iiimmm<text:tab/>(2<text:span text:style-name="T11">nd</text:span> CID)</text:p>
      <text:p text:style-name="Standard">B: 0x15iiimmm<text:tab/>(3<text:span text:style-name="T11">rd</text:span> CID)</text:p>
      <text:p text:style-name="Standard">B: 0x14iiimmm<text:tab/>(4<text:span text:style-name="T11">th</text:span> CID)</text:p>
      <text:p text:style-name="Standard">B: 0x10700mmm<text:tab/>(RID)</text:p>
      <text:p text:style-name="Standard">B: 0x10701mmm ii ii ii ii ii ii <text:tab/>(AMD with B'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but it's extremely likely that it will <text:soft-page-break/>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4" text:outline-level="4"><text:change-start text:change-id="ct165318864"/>Reporting CAN Link Status</text:h>
      <text:p text:style-name="Standard">The CAN Standard defines the “Error Active”, “Error Inactive” and “bus off” states, along <text:span text:style-name="T8">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1”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8">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p text:style-name="Standard"><text:soft-page-break/></text:p>
      <text:h text:style-name="Heading_20_3" text:outline-level="3"><text:change-end text:change-id="ct165318864"/>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320458196539705074" text:style-name="L4">
        <text:list-item>
          <text:p text:style-name="P32">The sequence of alias values generated by a node shall depend on the node's node ID in such a way that the sequence differs from the sequence generated by every other node.</text:p>
        </text:list-item>
        <text:list-item>
          <text:p text:style-name="P32">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text:span><text:span text:style-name="T8">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text:span><text:span text:style-name="T8">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Standard"><text:span text:style-name="T8">It's not required that two sequential aliases be different. <text:s/>It's possible that the sequence generator will come up with the same value occasionally, and the RID/CID mechanism is constructed to handle that. <text:s/></text:span><text:span text:style-name="T8">The sequence on the CAN bus will be clearer, and in some cases the allocation process will be faster, if nodes identify duplicate aliases in sequenc</text:span><text:span text:style-name="T8">e, and just go on to the next one.</text:span></text:p>
      <text:p text:style-name="P14"><draw:frame draw:style-name="fr2" draw:name="graphics2" text:anchor-type="paragraph" svg:width="6.9252in" svg:height="5.3508in" draw:z-index="18"><draw:image xlink:href="Pictures/10000000000004BA000003A788F7ABBC.png" xlink:type="simple" xlink:show="embed" xlink:actuate="onLoad"/></draw:frame><text:soft-page-break/></text:p>
      <text:h text:style-name="Heading_20_1" text:outline-level="1">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2">Higher-capability bridges, <text:span text:style-name="T8">and</text:span> gateways to non-CAN OpenLCB networks, will want to handle the assignment of local aliases directly. <text:s/>This prevents alias collisions between separate CAN segments, <text:soft-page-break/>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text:soft-page-break/>On the choice of a 12-bit alias length</text:h>
      <text:p text:style-name="Standard">The size of the 12-bit NodeID alias field was selected by balancing two constraints:</text:p>
      <text:list xml:id="list269284944568971192" text:style-name="L5">
        <text:list-item>
          <text:p text:style-name="P33">Smaller (fewer bits) allows more payload and/or simpler coding of other parts of messages. </text:p>
        </text:list-item>
        <text:list-item>
          <text:p text:style-name="P33">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ext:span><text:span text:style-name="T4">This is a byte+bit shift and add, so it's quick to calculate</text:span><text:span text:style-name="T4">.</text:span></text:p>
      <text:p text:style-name="Standard">Note that, unlike some other PNRGs, this one can generate a zero result, and can accept a zero seed.</text:p>
      <text:p text:style-name="Standard"><text:soft-page-break/>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0"><text:s text:c="2"/>lfsr1 = (nid[0] &lt;&lt; 16) | (nid[1] &lt;&lt; 8) | nid[2];</text:p>
      <text:p text:style-name="P18"><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7"><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3">}</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2"/>
      <text:p text:style-name="P16">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1">00 00 00 00 00 00</text:p>
          </table:table-cell>
          <table:table-cell table:style-name="Table2.B2" office:value-type="float" office:value="0">
            <text:p text:style-name="P21">0</text:p>
          </table:table-cell>
          <table:table-cell table:style-name="Table2.C2" office:value-type="string">
            <text:p text:style-name="P21">1B 0C A3 7A 4B A9</text:p>
          </table:table-cell>
        </table:table-row>
        <table:table-row>
          <table:table-cell table:style-name="Table2.A2" office:value-type="string">
            <text:p text:style-name="P21">1B 0C A3 7A 4B A9</text:p>
          </table:table-cell>
          <table:table-cell table:style-name="Table2.A2" office:value-type="string">
            <text:p text:style-name="P21">11E</text:p>
          </table:table-cell>
          <table:table-cell table:style-name="Table2.C2" office:value-type="string">
            <text:p text:style-name="P21">4F 60 3B 8B E9 52</text:p>
          </table:table-cell>
        </table:table-row>
        <table:table-row>
          <table:table-cell table:style-name="Table2.A2" office:value-type="string">
            <text:p text:style-name="P21">4F 60 3B 8B E9 52</text:p>
          </table:table-cell>
          <table:table-cell table:style-name="Table2.A2" office:value-type="string">
            <text:p text:style-name="P21">521</text:p>
          </table:table-cell>
          <table:table-cell table:style-name="Table2.C2" office:value-type="string">
            <text:p text:style-name="P21">2A E3 F5 D8 D8 FB</text:p>
          </table:table-cell>
        </table:table-row>
        <table:table-row>
          <table:table-cell table:style-name="Table2.A2" office:value-type="string">
            <text:p text:style-name="P21">2A E3 F5 D8 D8 FB</text:p>
          </table:table-cell>
          <table:table-cell table:style-name="Table2.A2" office:value-type="string">
            <text:p text:style-name="P21">42D</text:p>
          </table:table-cell>
          <table:table-cell table:style-name="Table2.C2" office:value-type="string">
            <text:p text:style-name="P21">0D DC 4B 05 1A A4</text:p>
          </table:table-cell>
        </table:table-row>
        <table:table-row>
          <table:table-cell table:style-name="Table2.A2" office:value-type="string">
            <text:p text:style-name="P21">0D DC 4B 05 1A A4</text:p>
          </table:table-cell>
          <table:table-cell table:style-name="Table2.A2" office:value-type="string">
            <text:p text:style-name="P21">663</text:p>
          </table:table-cell>
          <table:table-cell table:style-name="Table2.C2" office:value-type="string">
            <text:p text:style-name="P21">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1">02 01 21 00 00 12</text:p>
          </table:table-cell>
          <table:table-cell table:style-name="Table4.A2" office:value-type="string">
            <text:p text:style-name="P21">113</text:p>
          </table:table-cell>
          <table:table-cell table:style-name="Table4.A2" office:value-type="string">
            <text:p text:style-name="P21">1F 4F C4 7A 6F BB</text:p>
          </table:table-cell>
          <table:table-cell table:style-name="Table4.D2" office:value-type="string">
            <text:p text:style-name="P21">62D</text:p>
          </table:table-cell>
        </table:table-row>
        <table:table-row>
          <table:table-cell table:style-name="Table4.A2" office:value-type="string">
            <text:p text:style-name="P21">02 01 12 00 00 21</text:p>
          </table:table-cell>
          <table:table-cell table:style-name="Table4.A2" office:value-type="string">
            <text:p text:style-name="P21">113</text:p>
          </table:table-cell>
          <table:table-cell table:style-name="Table4.A2" office:value-type="string">
            <text:p text:style-name="P21">1F 31 B5 7A 8D CA</text:p>
          </table:table-cell>
          <table:table-cell table:style-name="Table4.D2" office:value-type="string">
            <text:p text:style-name="P21">A24 </text:p>
          </table:table-cell>
        </table:table-row>
        <table:table-row>
          <table:table-cell table:style-name="Table4.A2" office:value-type="string">
            <text:p text:style-name="P21">02 01 11 00 00 22</text:p>
          </table:table-cell>
          <table:table-cell table:style-name="Table4.A2" office:value-type="string">
            <text:p text:style-name="P21">113</text:p>
          </table:table-cell>
          <table:table-cell table:style-name="Table4.A2" office:value-type="string">
            <text:p text:style-name="P21">1F 2F B4 7A 8F CB</text:p>
          </table:table-cell>
          <table:table-cell table:style-name="Table4.D2" office:value-type="string">
            <text:p text:style-name="P21">625</text:p>
          </table:table-cell>
        </table:table-row>
        <table:table-row>
          <table:table-cell table:style-name="Table4.A2" office:value-type="string">
            <text:p text:style-name="P21">02 01 22 00 00 11</text:p>
          </table:table-cell>
          <table:table-cell table:style-name="Table4.A2" office:value-type="string">
            <text:p text:style-name="P21">113</text:p>
          </table:table-cell>
          <table:table-cell table:style-name="Table4.A2" office:value-type="string">
            <text:p text:style-name="P21">1F 51 C5 7A 6D BA</text:p>
          </table:table-cell>
          <table:table-cell table:style-name="Table4.D2" office:value-type="string">
            <text:p text:style-name="P21">A2C</text:p>
          </table:table-cell>
        </table:table-row>
      </table:table>
      <text:p text:style-name="Caption">Table: Four seeds (of 2<text:span text:style-name="T11">36</text:span>) that give the same alias, and their different subsequent seeds and aliase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4"><text:s/>1 Introduction<text:tab/>1</text:p>
          <text:p text:style-name="P28"><text:s/>1.1 CAN Specialization for OpenLCB<text:tab/>1</text:p>
          <text:p text:style-name="P28"><text:s/>1.2 CAN collisions in loaded networks<text:tab/>2</text:p>
          <text:p text:style-name="P34"><text:s/>2 Annotations to the Standard<text:tab/>2</text:p>
          <text:p text:style-name="P28"><text:s/>2.1 Introduction<text:tab/>3</text:p>
          <text:p text:style-name="P28"><text:s/>2.2 Intended Use<text:tab/>3</text:p>
          <text:p text:style-name="P28"><text:s/>2.3 References and Context<text:tab/>3</text:p>
          <text:p text:style-name="P28"><text:s/>2.4 Frame Format<text:tab/>3</text:p>
          <text:p text:style-name="P28"><text:s/>2.5 States<text:tab/>4</text:p>
          <text:p text:style-name="P28"><text:s/>2.6 CAN-specific Control Frames and Interactions<text:tab/>4</text:p>
          <text:p text:style-name="P26"><text:s/>2.6.1 Control Frame Format<text:tab/>4</text:p>
          <text:p text:style-name="P26"><text:s/>2.6.2 Interactions<text:tab/>5</text:p>
          <text:p text:style-name="P27"><text:s/>2.6.2.1 Reserving a Node ID Alias<text:tab/>5</text:p>
          <text:p text:style-name="P27"><text:s/>2.6.2.2 Transition to Permitted State<text:tab/>6</text:p>
          <text:p text:style-name="P27"><text:s/>2.6.2.3 Node ID Alias validation<text:tab/>6</text:p>
          <text:p text:style-name="P27"><text:s/>2.6.2.4 Transition to Inhibited State<text:tab/>7</text:p>
          <text:p text:style-name="P27"><text:s/>2.6.2.5 Node ID Alias Collision Handling<text:tab/>7</text:p>
          <text:p text:style-name="P27"><text:s/>2.6.2.6 Duplicate Node ID Handling<text:tab/>8</text:p>
          <text:p text:style-name="P27"><text:s/>2.6.2.7 Reporting CAN Link Status<text:tab/>9</text:p>
          <text:p text:style-name="P26"><text:s/>2.6.3 Node ID Alias Generation<text:tab/>10</text:p>
          <text:p text:style-name="P34"><text:s/>3 Gateways and segment management<text:tab/>11</text:p>
          <text:p text:style-name="P34"><text:s/>4 Throughput and Temporarily Deaf Nodes<text:tab/>12</text:p>
          <text:p text:style-name="P34"><text:s/>5 On the choice of a 12-bit alias length<text:tab/>13</text:p>
          <text:p text:style-name="P28"><text:s/>5.1 Issues<text:tab/>13</text:p>
          <text:p text:style-name="P26"><text:s/>5.1.1 Addressing<text:tab/>13</text:p>
          <text:p text:style-name="P26"><text:s/>5.1.2 Collisions during Allocation<text:tab/>13</text:p>
          <text:p text:style-name="P26"><text:s/>5.1.3 Size<text:tab/>13</text:p>
          <text:p text:style-name="P34"><text:s/>6 Preferred Alias Allocation Method<text:tab/>14</text:p>
          <text:p text:style-name="P28"><text:s/>6.1 Preferred alias generation algorithm<text:tab/>14</text:p>
          <text:p text:style-name="P26"><text:s/>6.1.1 Preferred PRNG<text:tab/>14</text:p>
          <text:p text:style-name="P26"><text:s/>6.1.2 Preferred PRNG to node ID alias mapping<text:tab/>15</text:p>
          <text:p text:style-name="P26"><text:s/>6.1.3 Example C implementation<text:tab/>15</text:p>
          <text:p text:style-name="P34"><text:s/>7 Additional References<text:tab/>1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474705904" text:id="ct474705904">
            <text:insertion>
              <office:change-info>
                <dc:creator>Bob Jacobsen</dc:creator>
                <dc:date>2013-02-06T22:38:00</dc:date>
              </office:change-info>
            </text:insertion>
          </text:changed-region>
          <text:changed-region xml:id="ct54101904" text:id="ct54101904">
            <text:deletion>
              <office:change-info>
                <dc:creator>Bob Jacobsen</dc:creator>
                <dc:date>2013-02-06T22:38:00</dc:date>
              </office:change-info>
              <text:p text:style-name="MP4"><text:span text:style-name="Page_20_Number"><text:span text:style-name="MT2"><text:date style:data-style-name="N116" text:date-value="2013-02-15T13:10:01">2-15-2013</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change-start text:change-id="ct474705904"/><text:span text:style-name="Page_20_Number"><text:span text:style-name="MT2"><text:date style:data-style-name="N75" text:date-value="2013-02-15T13:10:01">Feb 15, 2013</text:date></text:span></text:span><text:change-end text:change-id="ct474705904"/><text:change text:change-id="ct5410190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2-15T13:10:01">Feb 15, 2013</text:date></text:p>
            </table:table-cell>
            <table:table-cell table:style-name="Table1.C1" office:value-type="string">
              <text:p text:style-name="MP8">Preliminary</text:p>
            </table:table-cell>
          </table:table-row>
        </table:table>
        <text:p text:style-name="Header"/>
      </style:header>
      <style:footer>
        <text:tracked-changes>
          <text:changed-region xml:id="ct786818304" text:id="ct786818304">
            <text:insertion>
              <office:change-info>
                <dc:creator>Bob Jacobsen</dc:creator>
                <dc:date>2013-02-06T22:38:00</dc:date>
              </office:change-info>
            </text:insertion>
          </text:changed-region>
          <text:changed-region xml:id="ct786818400" text:id="ct786818400">
            <text:deletion>
              <office:change-info>
                <dc:creator>Bob Jacobsen</dc:creator>
                <dc:date>2013-02-06T22:38:00</dc:date>
              </office:change-info>
              <text:p text:style-name="MP9"><text:span text:style-name="Page_20_Number"><text:span text:style-name="MT2"><text:date style:data-style-name="N116" text:date-value="2013-02-15T13:10:01">2-15-2013</text:date></text:span></text:span></text:p>
            </text:deletion>
          </text:changed-region>
        </text:tracked-changes>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change-start text:change-id="ct786818304"/><text:span text:style-name="Page_20_Number"><text:span text:style-name="MT2"><text:date style:data-style-name="N75" text:date-value="2013-02-15T13:10:01">Feb 15, 2013</text:date></text:span></text:span><text:change-end text:change-id="ct786818304"/><text:change text:change-id="ct786818400"/></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42</meta:editing-cycles>
    <meta:editing-duration>P3DT16H40M4S</meta:editing-duration>
    <meta:generator>OpenOffice.org/3.4.1$Unix OpenOffice.org_project/341m1$Build-9593</meta:generator>
    <dc:date>2013-02-15T13:10:01</dc:date>
    <meta:keyword>OpenLCB-CANFrame Transfer</meta:keyword>
    <meta:printed-by>Bob Jacobsen</meta:printed-by>
    <meta:print-date>2010-10-15T13:10:41</meta:print-date>
    <dc:creator>Bob Jacobsen</dc:creator>
    <meta:document-statistic meta:table-count="3" meta:image-count="2" meta:object-count="0" meta:page-count="17" meta:paragraph-count="301" meta:word-count="7100" meta:character-count="42183"/>
    <meta:user-defined meta:name="Info 1"/>
    <meta:user-defined meta:name="Info 2"/>
    <meta:user-defined meta:name="Info 3"/>
    <meta:user-defined meta:name="Info 4"/>
  </office:meta>
</office:document-meta>
</file>